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4">
      <style:table-cell-properties style:glyph-orientation-vertical="0" style:text-align-source="value-type" style:direction="ltr" style:repeat-content="false" style:shrink-to-fit="false" fo:wrap-option="no-wrap" style:vertical-align="top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2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2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2:value-type="string" table:number-rows-spanned="4" table:style-name="ce61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64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4" table:number-columns-repeated="5"/>
          <table:table-cell ns42:value-type="string" table:number-rows-spanned="3" table:style-name="ce64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4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81" table:number-columns-spanned="1" office:value-type="string">
            <text:p>Amsterdamse code</text:p>
          </table:table-cell>
          <table:table-cell ns42:value-type="string" table:number-rows-spanned="4" table:style-name="ce81" table:number-columns-spanned="1" office:value-type="string">
            <text:p>Grootteklasse</text:p>
          </table:table-cell>
          <table:table-cell ns42:value-type="string" table:number-rows-spanned="4" table:style-name="ce92" table:number-columns-spanned="1" office:value-type="string">
            <text:p>Provincie</text:p>
          </table:table-cell>
          <table:table-cell ns42:value-type="string" table:number-rows-spanned="4" table:style-name="ce100" table:number-columns-spanned="1" office:value-type="string">
            <text:p>Telling</text:p>
          </table:table-cell>
          <table:table-cell ns42:value-type="string" table:number-rows-spanned="4" table:style-name="ce100" table:number-columns-spanned="1" office:value-type="string">
            <text:p>Tabel</text:p>
          </table:table-cell>
          <table:table-cell ns42:value-type="string" table:number-rows-spanned="4" table:style-name="ce100" table:number-columns-spanned="1" office:value-type="string">
            <text:p>Pagina</text:p>
          </table:table-cell>
          <table:table-cell ns42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2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2:value-type="string" table:number-rows-spanned="3" table:style-name="ce5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2"/>
          <table:table-cell ns42:value-type="string" table:number-rows-spanned="2" table:style-name="ce19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2:value-type="string" table:number-rows-spanned="2" table:style-name="ce20" table:number-columns-spanned="1" office:value-type="string">
            <text:p>Kom / Buiten de kom</text:p>
          </table:table-cell>
          <table:table-cell ns42:value-type="string" table:number-rows-spanned="2" table:style-name="ce30" table:number-columns-spanned="1" office:value-type="string">
            <text:p>Wijk</text:p>
          </table:table-cell>
          <table:table-cell ns42:value-type="string" table:number-rows-spanned="2" table:style-name="ce30" table:number-columns-spanned="1" office:value-type="string">
            <text:p>Soort plaats</text:p>
          </table:table-cell>
          <table:table-cell ns42:value-type="string" table:number-rows-spanned="2" table:style-name="ce30" table:number-columns-spanned="1" office:value-type="string">
            <text:p>Naam</text:p>
          </table:table-cell>
          <table:table-cell ns42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2:value-type="string" table:number-rows-spanned="2" table:style-name="ce49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2:value-type="string" table:number-rows-spanned="16" table:style-name="ce7" table:number-columns-spanned="1" office:value-type="string">
            <text:p>Stad-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2:value-type="float" table:style-name="ce50" office:value="173" office:value-type="float">
            <text:p>173</text:p>
          </table:table-cell>
          <table:table-cell ns42:value-type="float" table:style-name="ce57" office:value="9" office:value-type="float">
            <text:p>9</text:p>
          </table:table-cell>
          <table:table-cell ns42:value-type="float" table:style-name="ce57" office:value="1" office:value-type="float">
            <text:p>1</text:p>
          </table:table-cell>
          <table:table-cell table:style-name="ce57" table:number-columns-repeated="2"/>
          <table:table-cell ns42:value-type="float" table:style-name="ce57" office:value="372" office:value-type="float">
            <text:p>372</text:p>
          </table:table-cell>
          <table:table-cell ns42:value-type="float" table:style-name="ce57" office:value="401" office:value-type="float">
            <text:p>401</text:p>
          </table:table-cell>
          <table:table-cell ns42:value-type="float" office:value="13" table:style-name="ce57" table:number-columns-repeated="2" office:value-type="float">
            <text:p>13</text:p>
          </table:table-cell>
          <table:table-cell ns42:value-type="float" table:style-name="ce57" office:value="385" office:value-type="float">
            <text:p>385</text:p>
          </table:table-cell>
          <table:table-cell ns42:value-type="float" table:style-name="ce57" office:value="414" office:value-type="float">
            <text:p>414</text:p>
          </table:table-cell>
          <table:table-cell ns42:value-type="float" table:style-name="ce57" office:value="13" office:value-type="float">
            <text:p>13</text:p>
          </table:table-cell>
          <table:table-cell ns42:value-type="float" table:style-name="ce67" office:value="6" office:value-type="float">
            <text:p>6</text:p>
          </table:table-cell>
          <table:table-cell ns42:value-type="float" table:style-name="ce76" office:value="1189" office:value-type="float">
            <text:p>1189</text:p>
          </table:table-cell>
          <table:table-cell ns42:value-type="float" table:style-name="ce85" office:value="11053" office:value-type="float">
            <text:p>11053</text:p>
          </table:table-cell>
          <table:table-cell ns42:value-type="float" table:style-name="ce85" office:value="3" office:value-type="float">
            <text:p>3</text:p>
          </table:table-cell>
          <table:table-cell ns42:value-type="string" table:style-name="ce95" office:value-type="string">
            <text:p>OV</text:p>
          </table:table-cell>
          <table:table-cell ns42:value-type="string" table:style-name="ce104" office:value-type="string">
            <text:p>VT_1889</text:p>
          </table:table-cell>
          <table:table-cell ns42:value-type="string" table:style-name="ce85" office:value-type="string">
            <text:p>06_H1</text:p>
          </table:table-cell>
          <table:table-cell ns42:value-type="float" table:style-name="ce85" office:value="2" office:value-type="float">
            <text:p>2</text:p>
          </table:table-cell>
          <table:table-cell ns42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1" office:value="202" office:value-type="float">
            <text:p>20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31" office:value-type="float">
            <text:p>431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4" office:value-type="float">
            <text:p>2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510" office:value-type="float">
            <text:p>5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97" office:value-type="float">
            <text:p>497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ns42:value-type="string" table:style-name="ce43" office:value-type="string">
            <text:p>Huis van bewaring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Weeshuis der Ned. Herv. Gem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" office:value-type="float">
            <text:p>1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9" office:value-type="float">
            <text:p>369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ns42:value-type="string" table:style-name="ce43" office:value-type="string">
            <text:p>St. Catharina-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. Anthon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51" office:value-type="float">
            <text:p>25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11" office:value-type="float">
            <text:p>511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25" office:value-type="float">
            <text:p>525</text:p>
          </table:table-cell>
          <table:table-cell ns42:value-type="float" table:style-name="ce58" office:value="590" office:value-type="float">
            <text:p>59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ns42:value-type="string" table:style-name="ce43" office:value-type="string">
            <text:p>Kazarne Kon. Marechausse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14" office:value-type="float">
            <text:p>614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703" office:value-type="float">
            <text:p>70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61" office:value-type="float">
            <text:p>36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04" office:value-type="float">
            <text:p>804</text:p>
          </table:table-cell>
          <table:table-cell ns42:value-type="float" table:style-name="ce58" office:value="875" office:value-type="float">
            <text:p>87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24" office:value-type="float">
            <text:p>824</text:p>
          </table:table-cell>
          <table:table-cell ns42:value-type="float" table:style-name="ce58" office:value="886" office:value-type="float">
            <text:p>88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table:style-name="ce58" table:number-columns-repeated="6"/>
          <table:table-cell ns42:value-type="float" table:style-name="ce58" office:value="61" office:value-type="float">
            <text:p>61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7" office:value-type="float">
            <text:p>1757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3851" office:value-type="float">
            <text:p>3851</text:p>
          </table:table-cell>
          <table:table-cell ns42:value-type="float" table:style-name="ce58" office:value="4167" office:value-type="float">
            <text:p>4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987" office:value-type="float">
            <text:p>3987</text:p>
          </table:table-cell>
          <table:table-cell ns42:value-type="float" table:style-name="ce58" office:value="4282" office:value-type="float">
            <text:p>4282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68" office:value="108" office:value-type="float">
            <text:p>10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2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74" office:value-type="float">
            <text:p>74</text:p>
          </table:table-cell>
          <table:table-cell ns42:value-type="float" table:style-name="ce58" office:value="70" office:value-type="float">
            <text:p>70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table:style-name="ce58" table:number-columns-repeated="4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83" office:value-type="float">
            <text:p>183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32" office:value-type="float">
            <text:p>232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27" office:value-type="float">
            <text:p>2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2:value-type="float" table:style-name="ce52" office:value="360" office:value-type="float">
            <text:p>36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906" office:value-type="float">
            <text:p>906</text:p>
          </table:table-cell>
          <table:table-cell ns42:value-type="float" table:style-name="ce58" office:value="879" office:value-type="float">
            <text:p>87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1" office:value-type="float">
            <text:p>161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isschedijk</text:p>
          </table:table-cell>
          <table:table-cell ns42:value-type="string" table:style-name="ce43" office:value-type="string">
            <text:p>Het gesticht "de Goede Herder"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2" office:value-type="float">
            <text:p>112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 table:number-columns-repeated="6"/>
          <table:table-cell ns42:value-type="float" table:style-name="ce58" office:value="39" office:value-type="float">
            <text:p>39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Schelfhorst</text:p>
          </table:table-cell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1" office:value-type="float">
            <text:p>10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luppelshuizen</text:p>
          </table:table-cell>
          <table:table-cell table:style-name="ce46"/>
          <table:table-cell ns42:value-type="float" table:style-name="ce52" office:value="152" office:value-type="float">
            <text:p>15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68" office:value-type="float">
            <text:p>368</text:p>
          </table:table-cell>
          <table:table-cell ns42:value-type="float" table:style-name="ce58" office:value="358" office:value-type="float">
            <text:p>35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rommendijk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Achterhoek</text:p>
          </table:table-cell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2" office:value-type="float">
            <text:p>922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436" office:value-type="float">
            <text:p>2436</text:p>
          </table:table-cell>
          <table:table-cell ns42:value-type="float" table:style-name="ce58" office:value="2481" office:value-type="float">
            <text:p>2481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499" office:value-type="float">
            <text:p>2499</text:p>
          </table:table-cell>
          <table:table-cell ns42:value-type="float" table:style-name="ce58" office:value="2539" office:value-type="float">
            <text:p>253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7" office:value-type="float">
            <text:p>47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6" office:value-type="float">
            <text:p>336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55" office:value-type="float">
            <text:p>3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8" office:value-type="float">
            <text:p>13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6" office:value-type="float">
            <text:p>266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604" office:value-type="float">
            <text:p>604</text:p>
          </table:table-cell>
          <table:table-cell ns42:value-type="float" table:style-name="ce58" office:value="624" office:value-type="float">
            <text:p>62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6" office:value-type="float">
            <text:p>21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6" office:value-type="float">
            <text:p>1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50" office:value-type="float">
            <text:p>350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9" office:value-type="float">
            <text:p>1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7" office:value-type="float">
            <text:p>337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3" office:value-type="float">
            <text:p>23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demsvaart</text:p>
          </table:table-cell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2" office:value-type="float">
            <text:p>14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326" office:value-type="float">
            <text:p>326</text:p>
          </table:table-cell>
          <table:table-cell ns42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4" office:value-type="float">
            <text:p>3244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6" office:value-type="float">
            <text:p>3246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6" office:value-type="float">
            <text:p>136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39" office:value-type="float">
            <text:p>139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oo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5" office:value-type="float">
            <text:p>2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2" office:value-type="float">
            <text:p>602</text:p>
          </table:table-cell>
          <table:table-cell ns42:value-type="float" table:style-name="ce58" office:value="562" office:value-type="float">
            <text:p>56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12" office:value-type="float">
            <text:p>612</text:p>
          </table:table-cell>
          <table:table-cell ns42:value-type="float" table:style-name="ce58" office:value="574" office:value-type="float">
            <text:p>5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01" office:value-type="float">
            <text:p>701</text:p>
          </table:table-cell>
          <table:table-cell ns42:value-type="float" table:style-name="ce58" office:value="662" office:value-type="float">
            <text:p>66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4"/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ervormde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21" office:value-type="float">
            <text:p>62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37" office:value-type="float">
            <text:p>637</text:p>
          </table:table-cell>
          <table:table-cell ns42:value-type="float" table:style-name="ce58" office:value="685" office:value-type="float">
            <text:p>6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812" office:value-type="float">
            <text:p>81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Borne</text:p>
          </table:table-cell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9" office:value-type="float">
            <text:p>65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66" office:value-type="float">
            <text:p>666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ertme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49" office:value-type="float">
            <text:p>14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Zenderen</text:p>
          </table:table-cell>
          <table:table-cell ns42:value-type="string" table:style-name="ce43" office:value-type="string">
            <text:p>Het klooster der EE. PP. Karmelie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der Religieusen Cammeliss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29" office:value-type="float">
            <text:p>429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3" office:value-type="float">
            <text:p>60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542" office:value-type="float">
            <text:p>1542</text:p>
          </table:table-cell>
          <table:table-cell ns42:value-type="float" table:style-name="ce58" office:value="1472" office:value-type="float">
            <text:p>147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585" office:value-type="float">
            <text:p>1585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95" office:value-type="float">
            <text:p>89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15" office:value-type="float">
            <text:p>2215</text:p>
          </table:table-cell>
          <table:table-cell ns42:value-type="float" table:style-name="ce58" office:value="2127" office:value-type="float">
            <text:p>2127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277" office:value-type="float">
            <text:p>2277</text:p>
          </table:table-cell>
          <table:table-cell ns42:value-type="float" table:style-name="ce58" office:value="2182" office:value-type="float">
            <text:p>218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80" office:value-type="float">
            <text:p>480</text:p>
          </table:table-cell>
          <table:table-cell ns42:value-type="float" table:style-name="ce58" office:value="457" office:value-type="float">
            <text:p>45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99" office:value-type="float">
            <text:p>499</text:p>
          </table:table-cell>
          <table:table-cell ns42:value-type="float" table:style-name="ce58" office:value="469" office:value-type="float">
            <text:p>4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5" office:value-type="float">
            <text:p>25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3" office:value-type="float">
            <text:p>653</text:p>
          </table:table-cell>
          <table:table-cell ns42:value-type="float" table:style-name="ce58" office:value="563" office:value-type="float">
            <text:p>56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576" office:value-type="float">
            <text:p>57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3" office:value-type="float">
            <text:p>143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46" office:value-type="float">
            <text:p>246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table:style-name="ce58" table:number-columns-repeated="2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 table:number-columns-repeated="2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82" office:value-type="float">
            <text:p>482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01" office:value-type="float">
            <text:p>501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6" office:value-type="float">
            <text:p>88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2299" office:value-type="float">
            <text:p>2299</text:p>
          </table:table-cell>
          <table:table-cell ns42:value-type="float" table:style-name="ce58" office:value="1964" office:value-type="float">
            <text:p>196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000" office:value-type="float">
            <text:p>200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66" office:value-type="float">
            <text:p>6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4" office:value-type="float">
            <text:p>1144</text:p>
          </table:table-cell>
          <table:table-cell ns42:value-type="float" table:style-name="ce58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2424" office:value-type="float">
            <text:p>2424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834" office:value-type="float">
            <text:p>2834</text:p>
          </table:table-cell>
          <table:table-cell ns42:value-type="float" table:style-name="ce58" office:value="2472" office:value-type="float">
            <text:p>247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R. K. Liefd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60" office:value-type="float">
            <text:p>26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1" office:value-type="float">
            <text:p>2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10" office:value-type="float">
            <text:p>61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4" office:value-type="float">
            <text:p>404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830" office:value-type="float">
            <text:p>830</text:p>
          </table:table-cell>
          <table:table-cell ns42:value-type="float" table:style-name="ce58" office:value="854" office:value-type="float">
            <text:p>8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71" office:value-type="float">
            <text:p>871</text:p>
          </table:table-cell>
          <table:table-cell ns42:value-type="float" table:style-name="ce58" office:value="888" office:value-type="float">
            <text:p>88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zelo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45" office:value-type="float">
            <text:p>24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eldam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Wiene</text:p>
          </table:table-cell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Bentelo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2:value-type="float" table:style-name="ce52" office:value="86" office:value-type="float">
            <text:p>8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9" office:value-type="float">
            <text:p>529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1459" office:value-type="float">
            <text:p>1459</text:p>
          </table:table-cell>
          <table:table-cell ns42:value-type="float" table:style-name="ce58" office:value="1334" office:value-type="float">
            <text:p>133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523" office:value-type="float">
            <text:p>1523</text:p>
          </table:table-cell>
          <table:table-cell ns42:value-type="float" table:style-name="ce58" office:value="1396" office:value-type="float">
            <text:p>1396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DD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D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03" office:value-type="float">
            <text:p>10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D</text:p>
          </table:table-cell>
          <table:table-cell table:style-name="ce32"/>
          <table:table-cell ns42:value-type="string" table:style-name="ce32" office:value-type="string">
            <text:p>Noord-Deurningen</text:p>
          </table:table-cell>
          <table:table-cell ns42:value-type="string" table:style-name="ce43" office:value-type="string">
            <text:p>St. Nicolaa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0" office:value-type="float">
            <text:p>290</text:p>
          </table:table-cell>
          <table:table-cell ns42:value-type="float" table:style-name="ce58" office:value="262" office:value-type="float">
            <text:p>26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Lattro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7" office:value-type="float">
            <text:p>97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T</text:p>
          </table:table-cell>
          <table:table-cell table:style-name="ce32"/>
          <table:table-cell ns42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A</text:p>
          </table:table-cell>
          <table:table-cell table:style-name="ce32"/>
          <table:table-cell ns42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7" office:value-type="float">
            <text:p>197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A</text:p>
          </table:table-cell>
          <table:table-cell table:style-name="ce32"/>
          <table:table-cell ns42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4" office:value-type="float">
            <text:p>7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 </text:p>
          </table:table-cell>
          <table:table-cell table:style-name="ce32"/>
          <table:table-cell ns42:value-type="string" table:style-name="ce32" office:value-type="string">
            <text:p>Nutter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OO</text:p>
          </table:table-cell>
          <table:table-cell table:style-name="ce32"/>
          <table:table-cell ns42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35" office:value-type="float">
            <text:p>635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628" office:value-type="float">
            <text:p>1628</text:p>
          </table:table-cell>
          <table:table-cell ns42:value-type="float" table:style-name="ce58" office:value="1510" office:value-type="float">
            <text:p>151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68" office:value-type="float">
            <text:p>1668</text:p>
          </table:table-cell>
          <table:table-cell ns42:value-type="float" table:style-name="ce58" office:value="1535" office:value-type="float">
            <text:p>153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10" office:value-type="float">
            <text:p>810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3"/>
          <table:table-cell ns42:value-type="float" table:style-name="ce58" office:value="1952" office:value-type="float">
            <text:p>1952</text:p>
          </table:table-cell>
          <table:table-cell ns42:value-type="float" table:style-name="ce58" office:value="1840" office:value-type="float">
            <text:p>1840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8" table:number-columns-spanned="1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De Militaire gebouw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29" office:value-type="float">
            <text:p>32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58" office:value="399" office:value-type="float">
            <text:p>39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67" office:value-type="float">
            <text:p>167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rankzinnigengesticht (gedeeltelijk)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e- en Voorster-Gast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13" office:value-type="float">
            <text:p>11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55" office:value-type="float">
            <text:p>15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Geertruiden-Gasthuis of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Oude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urriëns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9" office:value-type="float">
            <text:p>1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cherf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De Weerd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ozefsgesticht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Wanningshuis</text:p>
          </table:table-cell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5"/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eizers- of Jordensplaat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Roozendaal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Man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32" office:value-type="float">
            <text:p>4232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741" office:value-type="float">
            <text:p>9741</text:p>
          </table:table-cell>
          <table:table-cell ns42:value-type="float" table:style-name="ce58" office:value="10325" office:value-type="float">
            <text:p>10325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10168" office:value-type="float">
            <text:p>10168</text:p>
          </table:table-cell>
          <table:table-cell ns42:value-type="float" table:style-name="ce58" office:value="10624" office:value-type="float">
            <text:p>10624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68" office:value="285" office:value-type="float">
            <text:p>285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et Krankzinnigengesticht (overige deel)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63" office:value-type="float">
            <text:p>263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 table:number-columns-repeated="6"/>
          <table:table-cell ns42:value-type="float" table:style-name="ce58" office:value="84" office:value-type="float">
            <text:p>84</text:p>
          </table:table-cell>
          <table:table-cell ns42:value-type="float" table:style-name="ce68" office:value="61" office:value-type="float">
            <text:p>6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57" office:value-type="float">
            <text:p>4257</text:p>
          </table:table-cell>
          <table:table-cell ns42:value-type="float" table:style-name="ce58" office:value="127" office:value-type="float">
            <text:p>127</text:p>
          </table:table-cell>
          <table:table-cell ns42:value-type="float" office:value="15" table:style-name="ce58" table:number-columns-repeated="2" office:value-type="float">
            <text:p>1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398" office:value-type="float">
            <text:p>10398</text:p>
          </table:table-cell>
          <table:table-cell ns42:value-type="float" table:style-name="ce58" office:value="10848" office:value-type="float">
            <text:p>1084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10919" office:value-type="float">
            <text:p>10919</text:p>
          </table:table-cell>
          <table:table-cell ns42:value-type="float" table:style-name="ce58" office:value="11161" office:value-type="float">
            <text:p>11161</text:p>
          </table:table-cell>
          <table:table-cell ns42:value-type="float" table:style-name="ce58" office:value="489" office:value-type="float">
            <text:p>489</text:p>
          </table:table-cell>
          <table:table-cell ns42:value-type="float" table:style-name="ce68" office:value="336" office:value-type="float">
            <text:p>336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28" office:value-type="float">
            <text:p>628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11363" office:value-type="float">
            <text:p>11363</text:p>
          </table:table-cell>
          <table:table-cell ns42:value-type="float" table:style-name="ce58" office:value="11541" office:value-type="float">
            <text:p>11541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11369" office:value-type="float">
            <text:p>11369</text:p>
          </table:table-cell>
          <table:table-cell ns42:value-type="float" table:style-name="ce58" office:value="11545" office:value-type="float">
            <text:p>11545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Stedeke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spel</text:p>
          </table:table-cell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5" office:value-type="float">
            <text:p>16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50" office:value-type="float">
            <text:p>450</text:p>
          </table:table-cell>
          <table:table-cell ns42:value-type="float" table:style-name="ce58" office:value="397" office:value-type="float">
            <text:p>397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0" office:value-type="float">
            <text:p>31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84" office:value-type="float">
            <text:p>784</text:p>
          </table:table-cell>
          <table:table-cell ns42:value-type="float" table:style-name="ce58" office:value="734" office:value-type="float">
            <text:p>7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756" office:value-type="float">
            <text:p>756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Rande</text:p>
          </table:table-cell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57" office:value-type="float">
            <text:p>257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joen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verlo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Frieswijk</text:p>
          </table:table-cell>
          <table:table-cell ns42:value-type="string" table:style-name="ce43" office:value-type="string">
            <text:p>Tappistenklooster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iele</text:p>
          </table:table-cell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49" office:value-type="float">
            <text:p>249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rg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6" office:value-type="float">
            <text:p>18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x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ettele</text:p>
          </table:table-cell>
          <table:table-cell table:style-name="ce43"/>
          <table:table-cell table:style-name="ce46"/>
          <table:table-cell ns42:value-type="float" table:style-name="ce52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inde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52" office:value-type="float">
            <text:p>15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2:value-type="float" table:style-name="ce52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10" office:value-type="float">
            <text:p>71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07" office:value-type="float">
            <text:p>1907</text:p>
          </table:table-cell>
          <table:table-cell ns42:value-type="float" table:style-name="ce58" office:value="1727" office:value-type="float">
            <text:p>1727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771" office:value-type="float">
            <text:p>177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42" office:value-type="float">
            <text:p>742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80" office:value-type="float">
            <text:p>1980</text:p>
          </table:table-cell>
          <table:table-cell ns42:value-type="float" table:style-name="ce58" office:value="1799" office:value-type="float">
            <text:p>179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45" office:value-type="float">
            <text:p>184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Enschedé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R. C.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9" office:value-type="float">
            <text:p>2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45" office:value-type="float">
            <text:p>645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Larink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2" office:value-type="float">
            <text:p>41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36" office:value-type="float">
            <text:p>1036</text:p>
          </table:table-cell>
          <table:table-cell ns42:value-type="float" table:style-name="ce58" office:value="1029" office:value-type="float">
            <text:p>1029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83" office:value-type="float">
            <text:p>108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Ned. Herv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9" office:value-type="float">
            <text:p>419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3"/>
          <table:table-cell ns42:value-type="float" table:style-name="ce58" office:value="1019" office:value-type="float">
            <text:p>1019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57" office:value-type="float">
            <text:p>1057</text:p>
          </table:table-cell>
          <table:table-cell ns42:value-type="float" table:style-name="ce58" office:value="1059" office:value-type="float">
            <text:p>10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Oudemannen- en vrouwen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4" office:value-type="float">
            <text:p>254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2" office:value-type="float">
            <text:p>56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89" office:value-type="float">
            <text:p>289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0" office:value-type="float">
            <text:p>6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1" office:value-type="float">
            <text:p>61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93" office:value-type="float">
            <text:p>793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383" office:value-type="float">
            <text:p>1383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3" office:value-type="float">
            <text:p>113</text:p>
          </table:table-cell>
          <table:table-cell table:style-name="ce58" table:number-columns-repeated="4"/>
          <table:table-cell ns42:value-type="float" table:style-name="ce58" office:value="1115" office:value-type="float">
            <text:p>1115</text:p>
          </table:table-cell>
          <table:table-cell ns42:value-type="float" table:style-name="ce58" office:value="1064" office:value-type="float">
            <text:p>1064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137" office:value-type="float">
            <text:p>1137</text:p>
          </table:table-cell>
          <table:table-cell ns42:value-type="float" table:style-name="ce58" office:value="1075" office:value-type="float">
            <text:p>107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1" office:value-type="float">
            <text:p>691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698" office:value-type="float">
            <text:p>698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82" office:value-type="float">
            <text:p>2682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340" office:value-type="float">
            <text:p>3340</text:p>
          </table:table-cell>
          <table:table-cell ns42:value-type="float" table:style-name="ce58" office:value="3600" office:value-type="float">
            <text:p>3600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3487" office:value-type="float">
            <text:p>3487</text:p>
          </table:table-cell>
          <table:table-cell ns42:value-type="float" table:style-name="ce58" office:value="3693" office:value-type="float">
            <text:p>36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68" office:value="65" office:value-type="float">
            <text:p>6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82" office:value-type="float">
            <text:p>3982</text:p>
          </table:table-cell>
          <table:table-cell ns42:value-type="float" table:style-name="ce58" office:value="3974" office:value-type="float">
            <text:p>3974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039" office:value-type="float">
            <text:p>4039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7526" office:value-type="float">
            <text:p>7526</text:p>
          </table:table-cell>
          <table:table-cell ns42:value-type="float" table:style-name="ce58" office:value="7696" office:value-type="float">
            <text:p>7696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7530" office:value-type="float">
            <text:p>7530</text:p>
          </table:table-cell>
          <table:table-cell ns42:value-type="float" table:style-name="ce58" office:value="7699" office:value-type="float">
            <text:p>76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Diaconie-Arm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02" office:value-type="float">
            <text:p>502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481" office:value-type="float">
            <text:p>48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320" office:value-type="float">
            <text:p>320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2" office:value-type="float">
            <text:p>16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44" office:value-type="float">
            <text:p>344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4" office:value-type="float">
            <text:p>5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09" office:value-type="float">
            <text:p>1209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6" office:value-type="float">
            <text:p>60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9" office:value-type="float">
            <text:p>1379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466" office:value-type="float">
            <text:p>1466</text:p>
          </table:table-cell>
          <table:table-cell ns42:value-type="float" table:style-name="ce58" office:value="1421" office:value-type="float">
            <text:p>142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76" office:value-type="float">
            <text:p>376</text:p>
          </table:table-cell>
          <table:table-cell ns42:value-type="float" table:style-name="ce58" office:value="310" office:value-type="float">
            <text:p>3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7" office:value-type="float">
            <text:p>9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23" office:value-type="float">
            <text:p>12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3" office:value-type="float">
            <text:p>333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9" office:value-type="float">
            <text:p>31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609" office:value-type="float">
            <text:p>6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4" office:value-type="float">
            <text:p>47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45" office:value-type="float">
            <text:p>1045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16" office:value-type="float">
            <text:p>616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1369" office:value-type="float">
            <text:p>1369</text:p>
          </table:table-cell>
          <table:table-cell ns42:value-type="float" table:style-name="ce58" office:value="1380" office:value-type="float">
            <text:p>138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420" office:value-type="float">
            <text:p>1420</text:p>
          </table:table-cell>
          <table:table-cell ns42:value-type="float" table:style-name="ce58" office:value="1426" office:value-type="float">
            <text:p>1426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4" office:value-type="float">
            <text:p>44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ne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4" office:value-type="float">
            <text:p>294</text:p>
          </table:table-cell>
          <table:table-cell ns42:value-type="float" table:style-name="ce58" office:value="241" office:value-type="float">
            <text:p>241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Loozen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6" office:value-type="float">
            <text:p>76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e Krim</text:p>
          </table:table-cell>
          <table:table-cell table:style-name="ce43"/>
          <table:table-cell table:style-name="ce46"/>
          <table:table-cell ns42:value-type="float" table:style-name="ce52" office:value="223" office:value-type="float">
            <text:p>22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office:value="583" table:style-name="ce58" table:number-columns-repeated="2" office:value-type="float">
            <text:p>58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4" office:value-type="float">
            <text:p>514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504" office:value-type="float">
            <text:p>1504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8" office:value-type="float">
            <text:p>1778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9" office:value-type="float">
            <text:p>1779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41" office:value-type="float">
            <text:p>34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38" office:value-type="float">
            <text:p>43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298" office:value-type="float">
            <text:p>298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8" office:value-type="float">
            <text:p>29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uurze</text:p>
          </table:table-cell>
          <table:table-cell table:style-name="ce43"/>
          <table:table-cell table:style-name="ce46"/>
          <table:table-cell ns42:value-type="float" table:style-name="ce52" office:value="140" office:value-type="float">
            <text:p>14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2" office:value-type="float">
            <text:p>38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92" office:value-type="float">
            <text:p>392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89" office:value-type="float">
            <text:p>689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3"/>
          <table:table-cell ns42:value-type="float" table:style-name="ce58" office:value="1794" office:value-type="float">
            <text:p>1794</text:p>
          </table:table-cell>
          <table:table-cell ns42:value-type="float" table:style-name="ce58" office:value="1662" office:value-type="float">
            <text:p>166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846" office:value-type="float">
            <text:p>1846</text:p>
          </table:table-cell>
          <table:table-cell ns42:value-type="float" table:style-name="ce58" office:value="1708" office:value-type="float">
            <text:p>170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68" office:value="89" office:value-type="float">
            <text:p>8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00" office:value-type="float">
            <text:p>100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417" office:value-type="float">
            <text:p>2417</text:p>
          </table:table-cell>
          <table:table-cell ns42:value-type="float" table:style-name="ce58" office:value="2323" office:value-type="float">
            <text:p>23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491" office:value-type="float">
            <text:p>2491</text:p>
          </table:table-cell>
          <table:table-cell ns42:value-type="float" table:style-name="ce58" office:value="2382" office:value-type="float">
            <text:p>2382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agele</text:p>
          </table:table-cell>
          <table:table-cell table:style-name="ce43"/>
          <table:table-cell table:style-name="ce46"/>
          <table:table-cell ns42:value-type="float" table:style-name="ce52" office:value="235" office:value-type="float">
            <text:p>2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4" office:value-type="float">
            <text:p>544</text:p>
          </table:table-cell>
          <table:table-cell ns42:value-type="float" table:style-name="ce58" office:value="506" office:value-type="float">
            <text:p>50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57" office:value-type="float">
            <text:p>557</text:p>
          </table:table-cell>
          <table:table-cell ns42:value-type="float" table:style-name="ce58" office:value="512" office:value-type="float">
            <text:p>51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De Meer</text:p>
          </table:table-cell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Vroomschoop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32" office:value-type="float">
            <text:p>932</text:p>
          </table:table-cell>
          <table:table-cell ns42:value-type="float" table:style-name="ce58" office:value="829" office:value-type="float">
            <text:p>8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60" office:value-type="float">
            <text:p>960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8" office:value-type="float">
            <text:p>2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0" office:value-type="float">
            <text:p>73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23" office:value-type="float">
            <text:p>1923</text:p>
          </table:table-cell>
          <table:table-cell ns42:value-type="float" table:style-name="ce58" office:value="1742" office:value-type="float">
            <text:p>174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005" office:value-type="float">
            <text:p>2005</text:p>
          </table:table-cell>
          <table:table-cell ns42:value-type="float" table:style-name="ce58" office:value="1786" office:value-type="float">
            <text:p>178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68" office:value="104" office:value-type="float">
            <text:p>104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348" office:value-type="float">
            <text:p>2348</text:p>
          </table:table-cell>
          <table:table-cell ns42:value-type="float" table:style-name="ce58" office:value="2122" office:value-type="float">
            <text:p>212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350" office:value-type="float">
            <text:p>2350</text:p>
          </table:table-cell>
          <table:table-cell ns42:value-type="float" table:style-name="ce58" office:value="2125" office:value-type="float">
            <text:p>2125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706" office:value-type="float">
            <text:p>706</text:p>
          </table:table-cell>
          <table:table-cell ns42:value-type="float" table:style-name="ce58" office:value="633" office:value-type="float">
            <text:p>63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33" office:value-type="float">
            <text:p>733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eemse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84" office:value-type="float">
            <text:p>284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ucht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ergenthei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70" office:value-type="float">
            <text:p>37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table:style-name="ce58" table:number-columns-repeated="6"/>
          <table:table-cell ns42:value-type="float" table:style-name="ce58" office:value="35" office:value-type="float">
            <text:p>35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heeze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aalder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office:value="111" table:style-name="ce58" table:number-columns-repeated="2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L </text:p>
          </table:table-cell>
          <table:table-cell table:style-name="ce32"/>
          <table:table-cell ns42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1" office:value-type="float">
            <text:p>10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7" office:value-type="float">
            <text:p>4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Dedemsvaart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15" office:value-type="float">
            <text:p>615</text:p>
          </table:table-cell>
          <table:table-cell ns42:value-type="float" table:style-name="ce58" office:value="556" office:value-type="float">
            <text:p>556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Q</text:p>
          </table:table-cell>
          <table:table-cell table:style-name="ce32"/>
          <table:table-cell ns42:value-type="string" table:style-name="ce32" office:value-type="string">
            <text:p>Lutten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6" office:value-type="float">
            <text:p>306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R</text:p>
          </table:table-cell>
          <table:table-cell table:style-name="ce32"/>
          <table:table-cell ns42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2:value-type="float" table:style-name="ce52" office:value="387" office:value-type="float">
            <text:p>38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979" office:value-type="float">
            <text:p>979</text:p>
          </table:table-cell>
          <table:table-cell ns42:value-type="float" table:style-name="ce58" office:value="910" office:value-type="float">
            <text:p>910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7" office:value-type="float">
            <text:p>1007</text:p>
          </table:table-cell>
          <table:table-cell ns42:value-type="float" table:style-name="ce58" office:value="914" office:value-type="float">
            <text:p>9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05" office:value-type="float">
            <text:p>160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4112" office:value-type="float">
            <text:p>4112</text:p>
          </table:table-cell>
          <table:table-cell ns42:value-type="float" table:style-name="ce58" office:value="3669" office:value-type="float">
            <text:p>3669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4340" office:value-type="float">
            <text:p>4340</text:p>
          </table:table-cell>
          <table:table-cell ns42:value-type="float" table:style-name="ce58" office:value="3837" office:value-type="float">
            <text:p>383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68" office:value="223" office:value-type="float">
            <text:p>2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3" office:value-type="float">
            <text:p>333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Armen- en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1" office:value-type="float">
            <text:p>161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52" office:value-type="float">
            <text:p>52</text:p>
          </table:table-cell>
          <table:table-cell ns42:value-type="float" table:style-name="ce68" office:value="33" office:value-type="float">
            <text:p>3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9" office:value-type="float">
            <text:p>4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981" office:value-type="float">
            <text:p>981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22" office:value-type="float">
            <text:p>1022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ns42:value-type="float" table:style-name="ce58" office:value="17" office:value-type="float">
            <text:p>17</text:p>
          </table:table-cell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8" office:value="35" office:value-type="float">
            <text:p>35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5" office:value-type="float">
            <text:p>1255</text:p>
          </table:table-cell>
          <table:table-cell ns42:value-type="float" table:style-name="ce58" office:value="1195" office:value-type="float">
            <text:p>119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256" office:value-type="float">
            <text:p>1256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76" office:value-type="float">
            <text:p>76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2:value-type="float" office:value="93" table:style-name="ce58" table:number-columns-repeated="2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en Alerdinc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4" office:value-type="float">
            <text:p>64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t Moer</text:p>
          </table:table-cell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35" office:value-type="float">
            <text:p>13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1" office:value-type="float">
            <text:p>7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0" office:value-type="float">
            <text:p>32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26" office:value-type="float">
            <text:p>826</text:p>
          </table:table-cell>
          <table:table-cell ns42:value-type="float" table:style-name="ce58" office:value="744" office:value-type="float">
            <text:p>74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41" office:value-type="float">
            <text:p>841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4" office:value-type="float">
            <text:p>1084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2:value-type="float" table:style-name="ce52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81" office:value-type="float">
            <text:p>1081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113" office:value-type="float">
            <text:p>1113</text:p>
          </table:table-cell>
          <table:table-cell ns42:value-type="float" table:style-name="ce58" office:value="1097" office:value-type="float">
            <text:p>109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154" office:value-type="float">
            <text:p>154</text:p>
          </table:table-cell>
          <table:table-cell table:style-name="ce58" table:number-columns-repeated="4"/>
          <table:table-cell ns42:value-type="float" table:style-name="ce58" office:value="419" office:value-type="float">
            <text:p>419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elen, Rhaan en Schuilenbu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gedé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3" office:value-type="float">
            <text:p>8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table:style-name="ce58" table:number-columns-repeated="4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25" office:value-type="float">
            <text:p>525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43" office:value-type="float">
            <text:p>54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uls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66" office:value-type="float">
            <text:p>166</text:p>
          </table:table-cell>
          <table:table-cell ns42:value-type="float" table:style-name="ce58" office:value="135" office:value-type="float">
            <text:p>135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8" office:value-type="float">
            <text:p>1138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913" office:value-type="float">
            <text:p>2913</text:p>
          </table:table-cell>
          <table:table-cell ns42:value-type="float" table:style-name="ce58" office:value="2695" office:value-type="float">
            <text:p>26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004" office:value-type="float">
            <text:p>3004</text:p>
          </table:table-cell>
          <table:table-cell ns42:value-type="float" table:style-name="ce58" office:value="2746" office:value-type="float">
            <text:p>274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1" office:value-type="float">
            <text:p>3251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3" office:value-type="float">
            <text:p>3253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Hengelo</text:p>
          </table:table-cell>
          <table:table-cell table:style-name="ce43"/>
          <table:table-cell table:style-name="ce46"/>
          <table:table-cell ns42:value-type="float" table:style-name="ce52" office:value="566" office:value-type="float">
            <text:p>56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317" office:value-type="float">
            <text:p>131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298" office:value-type="float">
            <text:p>1298</text:p>
          </table:table-cell>
          <table:table-cell ns42:value-type="float" table:style-name="ce58" office:value="1345" office:value-type="float">
            <text:p>1345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01" office:value-type="float">
            <text:p>301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table:style-name="ce58" office:value="682" office:value-type="float">
            <text:p>682</text:p>
          </table:table-cell>
          <table:table-cell ns42:value-type="float" table:style-name="ce58" office:value="704" office:value-type="float">
            <text:p>70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719" office:value-type="float">
            <text:p>7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231" table:style-name="ce58" table:number-columns-repeated="2" office:value-type="float">
            <text:p>231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131" office:value-type="float">
            <text:p>1131</text:p>
          </table:table-cell>
          <table:table-cell ns42:value-type="float" table:style-name="ce58" office:value="1101" office:value-type="float">
            <text:p>110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64" office:value-type="float">
            <text:p>1164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olde</text:p>
          </table:table-cell>
          <table:table-cell table:style-name="ce43"/>
          <table:table-cell table:style-name="ce46"/>
          <table:table-cell ns42:value-type="float" table:style-name="ce52" office:value="484" office:value-type="float">
            <text:p>48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17" office:value-type="float">
            <text:p>817</text:p>
          </table:table-cell>
          <table:table-cell ns42:value-type="float" table:style-name="ce58" office:value="747" office:value-type="float">
            <text:p>7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834" office:value-type="float">
            <text:p>834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eckum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ele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328" table:style-name="ce58" table:number-columns-repeated="2" office:value-type="float">
            <text:p>32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2:value-type="float" table:style-name="ce52" office:value="84" office:value-type="float">
            <text:p>84</text:p>
          </table:table-cell>
          <table:table-cell table:style-name="ce58" table:number-columns-repeated="4"/>
          <table:table-cell ns42:value-type="float" office:value="221" table:style-name="ce58" table:number-columns-repeated="2" office:value-type="float">
            <text:p>22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2" office:value-type="float">
            <text:p>96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162" office:value-type="float">
            <text:p>2162</text:p>
          </table:table-cell>
          <table:table-cell ns42:value-type="float" table:style-name="ce58" office:value="2249" office:value-type="float">
            <text:p>224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244" office:value-type="float">
            <text:p>2244</text:p>
          </table:table-cell>
          <table:table-cell ns42:value-type="float" table:style-name="ce58" office:value="2295" office:value-type="float">
            <text:p>2295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46" office:value-type="float">
            <text:p>4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2" office:value-type="float">
            <text:p>116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832" office:value-type="float">
            <text:p>2832</text:p>
          </table:table-cell>
          <table:table-cell ns42:value-type="float" table:style-name="ce58" office:value="2719" office:value-type="float">
            <text:p>2719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918" office:value-type="float">
            <text:p>2918</text:p>
          </table:table-cell>
          <table:table-cell ns42:value-type="float" table:style-name="ce58" office:value="2806" office:value-type="float">
            <text:p>2806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63" office:value-type="float">
            <text:p>63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2" office:value-type="float">
            <text:p>5162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3" office:value-type="float">
            <text:p>5163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92" office:value-type="float">
            <text:p>292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60" table:style-name="ce58" table:number-columns-repeated="2" office:value-type="float">
            <text:p>16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spelo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9" office:value-type="float">
            <text:p>10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ook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orkels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5" office:value-type="float">
            <text:p>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1" office:value-type="float">
            <text:p>401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105" office:value-type="float">
            <text:p>1105</text:p>
          </table:table-cell>
          <table:table-cell ns42:value-type="float" table:style-name="ce58" office:value="985" office:value-type="float">
            <text:p>98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17" office:value-type="float">
            <text:p>1017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42" office:value-type="float">
            <text:p>54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1426" office:value-type="float">
            <text:p>1426</text:p>
          </table:table-cell>
          <table:table-cell ns42:value-type="float" table:style-name="ce58" office:value="1287" office:value-type="float">
            <text:p>128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457" office:value-type="float">
            <text:p>1457</text:p>
          </table:table-cell>
          <table:table-cell ns42:value-type="float" table:style-name="ce58" office:value="1325" office:value-type="float">
            <text:p>13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68" office:value="69" office:value-type="float">
            <text:p>6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86" office:value-type="float">
            <text:p>386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176" office:value-type="float">
            <text:p>17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ns42:value-type="float" table:style-name="ce68" office:value="5" office:value-type="float">
            <text:p>5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9" table:style-name="ce58" table:number-columns-repeated="2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0" office:value-type="float">
            <text:p>300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76" office:value-type="float">
            <text:p>6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6" office:value-type="float">
            <text:p>426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066" office:value-type="float">
            <text:p>1066</text:p>
          </table:table-cell>
          <table:table-cell ns42:value-type="float" table:style-name="ce58" office:value="1077" office:value-type="float">
            <text:p>107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4" office:value-type="float">
            <text:p>1074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Geertruiden- en Catherinen- of Boven-Proveniers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ereformeerd Diaconie-bestedeling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iligen-Geesten of Boven-Proviniers-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Instructie-Betaljo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284" office:value-type="float">
            <text:p>2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99" office:value-type="float">
            <text:p>69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adszieken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root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700" office:value-type="float">
            <text:p>270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71" office:value-type="float">
            <text:p>6071</text:p>
          </table:table-cell>
          <table:table-cell ns42:value-type="float" table:style-name="ce58" office:value="6850" office:value-type="float">
            <text:p>685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6431" office:value-type="float">
            <text:p>6431</text:p>
          </table:table-cell>
          <table:table-cell ns42:value-type="float" table:style-name="ce58" office:value="7050" office:value-type="float">
            <text:p>7050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68" office:value="159" office:value-type="float">
            <text:p>15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32" office:value-type="float">
            <text:p>1832</text:p>
          </table:table-cell>
          <table:table-cell ns42:value-type="float" table:style-name="ce58" office:value="1780" office:value-type="float">
            <text:p>1780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66" office:value-type="float">
            <text:p>1866</text:p>
          </table:table-cell>
          <table:table-cell ns42:value-type="float" table:style-name="ce58" office:value="1803" office:value-type="float">
            <text:p>180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table:style-name="ce58" table:number-columns-repeated="6"/>
          <table:table-cell ns42:value-type="float" table:style-name="ce58" office:value="81" office:value-type="float">
            <text:p>81</text:p>
          </table:table-cell>
          <table:table-cell ns42:value-type="float" table:style-name="ce68" office:value="67" office:value-type="float">
            <text:p>67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11" office:value-type="float">
            <text:p>2711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03" office:value-type="float">
            <text:p>6503</text:p>
          </table:table-cell>
          <table:table-cell ns42:value-type="float" table:style-name="ce58" office:value="7075" office:value-type="float">
            <text:p>7075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7278" office:value-type="float">
            <text:p>7278</text:p>
          </table:table-cell>
          <table:table-cell ns42:value-type="float" table:style-name="ce58" office:value="7277" office:value-type="float">
            <text:p>7277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68" office:value="180" office:value-type="float">
            <text:p>180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882" office:value-type="float">
            <text:p>188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120" office:value-type="float">
            <text:p>2120</text:p>
          </table:table-cell>
          <table:table-cell ns42:value-type="float" table:style-name="ce58" office:value="2011" office:value-type="float">
            <text:p>201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3" office:value-type="float">
            <text:p>953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8" office:value-type="float">
            <text:p>9398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4" office:value-type="float">
            <text:p>954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9" office:value-type="float">
            <text:p>9399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2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111" office:value-type="float">
            <text:p>11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2" office:value-type="float">
            <text:p>11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9" table:style-name="ce58" table:number-columns-repeated="2" office:value-type="float">
            <text:p>10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110" table:style-name="ce58" table:number-columns-repeated="2" office:value-type="float">
            <text:p>1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Za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5" office:value-type="float">
            <text:p>11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" office:value-type="float">
            <text:p>12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320" office:value-type="float">
            <text:p>32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352" office:value-type="float">
            <text:p>352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419" office:value-type="float">
            <text:p>4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" office:value-type="float">
            <text:p>2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1" office:value-type="float">
            <text:p>411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2"/>
          <table:table-cell table:style-name="ce32" table:number-columns-repeated="2"/>
          <table:table-cell ns42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76" office:value-type="float">
            <text:p>876</text:p>
          </table:table-cell>
          <table:table-cell ns42:value-type="float" table:style-name="ce58" office:value="822" office:value-type="float">
            <text:p>82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76" office:value-type="float">
            <text:p>876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oord Eschmarke</text:p>
          </table:table-cell>
          <table:table-cell ns42:value-type="string" table:style-name="ce43" office:value-type="string">
            <text:p>Klooster der Paters Redemptoris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29" office:value-type="float">
            <text:p>22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93" office:value-type="float">
            <text:p>5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2:value-type="float" table:style-name="ce52" office:value="263" office:value-type="float">
            <text:p>26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776" office:value-type="float">
            <text:p>776</text:p>
          </table:table-cell>
          <table:table-cell ns42:value-type="float" table:style-name="ce58" office:value="696" office:value-type="float">
            <text:p>6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788" office:value-type="float">
            <text:p>788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utbe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46" office:value-type="float">
            <text:p>46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Usselo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ekelo</text:p>
          </table:table-cell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rien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17" office:value-type="float">
            <text:p>131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835" office:value-type="float">
            <text:p>3835</text:p>
          </table:table-cell>
          <table:table-cell ns42:value-type="float" table:style-name="ce58" office:value="3493" office:value-type="float">
            <text:p>34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3916" office:value-type="float">
            <text:p>3916</text:p>
          </table:table-cell>
          <table:table-cell ns42:value-type="float" table:style-name="ce58" office:value="3575" office:value-type="float">
            <text:p>357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68" office:value="114" office:value-type="float">
            <text:p>1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2:value-type="float" table:style-name="ce52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819" office:value-type="float">
            <text:p>819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26" office:value-type="float">
            <text:p>326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455" office:value-type="float">
            <text:p>455</text:p>
          </table:table-cell>
          <table:table-cell ns42:value-type="float" table:style-name="ce58" office:value="404" office:value-type="float">
            <text:p>4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405" office:value-type="float">
            <text:p>405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089" office:value-type="float">
            <text:p>2089</text:p>
          </table:table-cell>
          <table:table-cell ns42:value-type="float" table:style-name="ce58" office:value="1940" office:value-type="float">
            <text:p>194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15" office:value-type="float">
            <text:p>2115</text:p>
          </table:table-cell>
          <table:table-cell ns42:value-type="float" table:style-name="ce58" office:value="1958" office:value-type="float">
            <text:p>195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9" office:value-type="float">
            <text:p>909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389" office:value-type="float">
            <text:p>2389</text:p>
          </table:table-cell>
          <table:table-cell ns42:value-type="float" table:style-name="ce58" office:value="2269" office:value-type="float">
            <text:p>2269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423" office:value-type="float">
            <text:p>2423</text:p>
          </table:table-cell>
          <table:table-cell ns42:value-type="float" table:style-name="ce58" office:value="2288" office:value-type="float">
            <text:p>2288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91" office:value-type="float">
            <text:p>19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61" office:value-type="float">
            <text:p>561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455" office:value-type="float">
            <text:p>4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S</text:p>
          </table:table-cell>
          <table:table-cell table:style-name="ce32"/>
          <table:table-cell ns42:value-type="string" table:style-name="ce32" office:value-type="string">
            <text:p>Stokkum</text:p>
          </table:table-cell>
          <table:table-cell table:style-name="ce43"/>
          <table:table-cell table:style-name="ce46"/>
          <table:table-cell ns42:value-type="float" table:style-name="ce52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36" office:value-type="float">
            <text:p>536</text:p>
          </table:table-cell>
          <table:table-cell ns42:value-type="float" table:style-name="ce58" office:value="437" office:value-type="float">
            <text:p>437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lsen</text:p>
          </table:table-cell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25" office:value-type="float">
            <text:p>425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erike</text:p>
          </table:table-cell>
          <table:table-cell table:style-name="ce43"/>
          <table:table-cell table:style-name="ce46"/>
          <table:table-cell ns42:value-type="float" table:style-name="ce52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2" office:value-type="float">
            <text:p>322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76" office:value-type="float">
            <text:p>27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60" office:value-type="float">
            <text:p>260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4" office:value-type="float">
            <text:p>704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2087" office:value-type="float">
            <text:p>2087</text:p>
          </table:table-cell>
          <table:table-cell ns42:value-type="float" table:style-name="ce58" office:value="1728" office:value-type="float">
            <text:p>172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119" office:value-type="float">
            <text:p>2119</text:p>
          </table:table-cell>
          <table:table-cell ns42:value-type="float" table:style-name="ce58" office:value="1762" office:value-type="float">
            <text:p>17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68" office:value="68" office:value-type="float">
            <text:p>68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74" office:value-type="float">
            <text:p>774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270" office:value-type="float">
            <text:p>2270</text:p>
          </table:table-cell>
          <table:table-cell ns42:value-type="float" table:style-name="ce58" office:value="1883" office:value-type="float">
            <text:p>188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315" office:value-type="float">
            <text:p>2315</text:p>
          </table:table-cell>
          <table:table-cell ns42:value-type="float" table:style-name="ce58" office:value="1921" office:value-type="float">
            <text:p>192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68" office:value="70" office:value-type="float">
            <text:p>7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2:value-type="float" table:style-name="ce52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97" office:value-type="float">
            <text:p>497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05" office:value-type="float">
            <text:p>505</text:p>
          </table:table-cell>
          <table:table-cell ns42:value-type="float" table:style-name="ce58" office:value="464" office:value-type="float">
            <text:p>46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76" office:value-type="float">
            <text:p>27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82" office:value-type="float">
            <text:p>282</text:p>
          </table:table-cell>
          <table:table-cell ns42:value-type="float" table:style-name="ce58" office:value="243" office:value-type="float">
            <text:p>24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n Huls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00" office:value-type="float">
            <text:p>2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53" office:value-type="float">
            <text:p>453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63" office:value-type="float">
            <text:p>463</text:p>
          </table:table-cell>
          <table:table-cell ns42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8" office:value-type="float">
            <text:p>1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6" office:value-type="float">
            <text:p>47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26" office:value-type="float">
            <text:p>1226</text:p>
          </table:table-cell>
          <table:table-cell ns42:value-type="float" table:style-name="ce58" office:value="1112" office:value-type="float">
            <text:p>111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50" office:value-type="float">
            <text:p>1250</text:p>
          </table:table-cell>
          <table:table-cell ns42:value-type="float" table:style-name="ce58" office:value="1127" office:value-type="float">
            <text:p>112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12" office:value-type="float">
            <text:p>51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24" office:value-type="float">
            <text:p>524</text:p>
          </table:table-cell>
          <table:table-cell ns42:value-type="float" table:style-name="ce58" office:value="546" office:value-type="float">
            <text:p>5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7" office:value-type="float">
            <text:p>1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Hare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2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Paaslo</text:p>
          </table:table-cell>
          <table:table-cell table:style-name="ce43"/>
          <table:table-cell table:style-name="ce46"/>
          <table:table-cell ns42:value-type="float" table:style-name="ce52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5" office:value-type="float">
            <text:p>355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7" office:value-type="float">
            <text:p>357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Kalenbe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2" office:value-type="float">
            <text:p>102</text:p>
          </table:table-cell>
          <table:table-cell ns42:value-type="float" table:style-name="ce58" office:value="100" office:value-type="float">
            <text:p>10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59" office:value-type="float">
            <text:p>659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7" office:value-type="float">
            <text:p>27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22" office:value-type="float">
            <text:p>822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26" office:value-type="float">
            <text:p>7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3" office:value-type="float">
            <text:p>653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481" office:value-type="float">
            <text:p>1481</text:p>
          </table:table-cell>
          <table:table-cell ns42:value-type="float" table:style-name="ce58" office:value="1369" office:value-type="float">
            <text:p>1369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520" office:value-type="float">
            <text:p>1520</text:p>
          </table:table-cell>
          <table:table-cell ns42:value-type="float" table:style-name="ce58" office:value="1398" office:value-type="float">
            <text:p>1398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Klooster van de orde der Benedictijn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59" office:value-type="float">
            <text:p>59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van de orde der Franciscan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73" office:value-type="float">
            <text:p>73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83" office:value-type="float">
            <text:p>78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1874" office:value-type="float">
            <text:p>1874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1905" office:value-type="float">
            <text:p>190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85" office:value-type="float">
            <text:p>78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2006" office:value-type="float">
            <text:p>200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2037" office:value-type="float">
            <text:p>2037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2329" office:value-type="float">
            <text:p>232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016" office:value-type="float">
            <text:p>2016</text:p>
          </table:table-cell>
          <table:table-cell ns42:value-type="float" table:style-name="ce58" office:value="2330" office:value-type="float">
            <text:p>2330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Olst</text:p>
          </table:table-cell>
          <table:table-cell ns42:value-type="string" table:style-name="ce43" office:value-type="string">
            <text:p>Nederd. Herv.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2" office:value-type="float">
            <text:p>242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499" office:value-type="float">
            <text:p>499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Olst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81" office:value-type="float">
            <text:p>18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iddel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0" office:value-type="float">
            <text:p>19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uur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49" office:value-type="float">
            <text:p>349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epe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lsum</text:p>
          </table:table-cell>
          <table:table-cell table:style-name="ce43"/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473" office:value-type="float">
            <text:p>473</text:p>
          </table:table-cell>
          <table:table-cell ns42:value-type="float" table:style-name="ce58" office:value="430" office:value-type="float">
            <text:p>43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3" office:value-type="float">
            <text:p>24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15" office:value-type="float">
            <text:p>5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4" office:value-type="float">
            <text:p>514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3"/>
          <table:table-cell ns42:value-type="float" table:style-name="ce58" office:value="1893" office:value-type="float">
            <text:p>1893</text:p>
          </table:table-cell>
          <table:table-cell ns42:value-type="float" table:style-name="ce58" office:value="1672" office:value-type="float">
            <text:p>167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920" office:value-type="float">
            <text:p>1920</text:p>
          </table:table-cell>
          <table:table-cell ns42:value-type="float" table:style-name="ce58" office:value="1703" office:value-type="float">
            <text:p>1703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9" office:value-type="float">
            <text:p>969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187" office:value-type="float">
            <text:p>218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434" office:value-type="float">
            <text:p>2434</text:p>
          </table:table-cell>
          <table:table-cell ns42:value-type="float" table:style-name="ce58" office:value="2229" office:value-type="float">
            <text:p>2229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2:value-type="float" table:style-name="ce52" office:value-type="float" office:value="969">
            <text:p>969</text:p>
          </table:table-cell>
          <table:table-cell table:formula="of:=[.I491]+[.I490]" ns42:value-type="float" table:style-name="ce58" office:value-type="float" office:value="49">
            <text:p>49</text:p>
          </table:table-cell>
          <table:table-cell table:formula="of:=[.J491]+[.J490]" ns42:value-type="float" table:style-name="ce58" office:value-type="float" office:value="0">
            <text:p>0</text:p>
          </table:table-cell>
          <table:table-cell table:formula="of:=[.K491]+[.K490]" ns42:value-type="float" table:style-name="ce58" office:value-type="float" office:value="0">
            <text:p>0</text:p>
          </table:table-cell>
          <table:table-cell table:formula="of:=[.L491]+[.L490]" ns42:value-type="float" table:style-name="ce58" office:value-type="float" office:value="1">
            <text:p>1</text:p>
          </table:table-cell>
          <table:table-cell table:formula="of:=[.M491]+[.M490]" ns42:value-type="float" table:style-name="ce58" office:value-type="float" office:value="2393">
            <text:p>2393</text:p>
          </table:table-cell>
          <table:table-cell table:formula="of:=[.N491]+[.N490]" ns42:value-type="float" table:style-name="ce58" office:value-type="float" office:value="2187">
            <text:p>2187</text:p>
          </table:table-cell>
          <table:table-cell table:formula="of:=[.O491]+[.O490]" ns42:value-type="float" table:style-name="ce58" office:value-type="float" office:value="42">
            <text:p>42</text:p>
          </table:table-cell>
          <table:table-cell table:formula="of:=[.P491]+[.P490]" ns42:value-type="float" table:style-name="ce58" office:value-type="float" office:value="43">
            <text:p>43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30" office:value-type="float">
            <text:p>2230</text:p>
          </table:table-cell>
          <table:table-cell table:formula="of:=[.S491]+[.S490]" ns42:value-type="float" table:style-name="ce58" office:value-type="float" office:value="42">
            <text:p>42</text:p>
          </table:table-cell>
          <table:table-cell table:formula="of:=[.T491]+[.T490]" ns42:value-type="float" table:style-name="ce68" office:value-type="float" office:value="64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Gesticht Ommerschan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0" office:value-type="float">
            <text:p>290</text:p>
          </table:table-cell>
          <table:table-cell ns42:value-type="float" table:style-name="ce58" office:value="63" office:value-type="float">
            <text:p>6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" office:value-type="float">
            <text:p>5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1" office:value-type="float">
            <text:p>431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1" office:value-type="float">
            <text:p>341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7" office:value-type="float">
            <text:p>987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25" office:value-type="float">
            <text:p>1025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24" table:style-name="ce8" table:number-columns-spanned="1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Zeess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em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6" office:value-type="float">
            <text:p>22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Lemel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rchem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Eerde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" office:value-type="float">
            <text:p>4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Junne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8" office:value-type="float">
            <text:p>78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Beerze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Beez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Steger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Arri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Vars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65" office:value-type="float">
            <text:p>16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1" office:value-type="float">
            <text:p>73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82" office:value-type="float">
            <text:p>1982</text:p>
          </table:table-cell>
          <table:table-cell ns42:value-type="float" table:style-name="ce58" office:value="1758" office:value-type="float">
            <text:p>175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7" office:value-type="float">
            <text:p>77</text:p>
          </table:table-cell>
          <table:table-cell ns42:value-type="float" table:style-name="ce58" office:value="2079" office:value-type="float">
            <text:p>2079</text:p>
          </table:table-cell>
          <table:table-cell ns42:value-type="float" table:style-name="ce58" office:value="1835" office:value-type="float">
            <text:p>18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128" office:value-type="float">
            <text:p>2128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2129" office:value-type="float">
            <text:p>2129</text:p>
          </table:table-cell>
          <table:table-cell ns42:value-type="float" table:style-name="ce58" office:value="1877" office:value-type="float">
            <text:p>1877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Klooster Onze Lieve Vrouw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0" office:value-type="float">
            <text:p>21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3" office:value-type="float">
            <text:p>433</text:p>
          </table:table-cell>
          <table:table-cell ns42:value-type="float" table:style-name="ce58" office:value="503" office:value-type="float">
            <text:p>50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713" office:value-type="float">
            <text:p>713</text:p>
          </table:table-cell>
          <table:table-cell ns42:value-type="float" table:style-name="ce58" office:value="765" office:value-type="float">
            <text:p>76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737" office:value-type="float">
            <text:p>737</text:p>
          </table:table-cell>
          <table:table-cell ns42:value-type="float" table:style-name="ce58" office:value="781" office:value-type="float">
            <text:p>7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43" office:value-type="string">
            <text:p>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1" office:value-type="float">
            <text:p>1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7" office:value-type="float">
            <text:p>31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8" office:value-type="float">
            <text:p>26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656" office:value-type="float">
            <text:p>656</text:p>
          </table:table-cell>
          <table:table-cell ns42:value-type="float" table:style-name="ce58" office:value="614" office:value-type="float">
            <text:p>61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65" office:value-type="float">
            <text:p>665</text:p>
          </table:table-cell>
          <table:table-cell ns42:value-type="float" table:style-name="ce58" office:value="619" office:value-type="float">
            <text:p>61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oetel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Heet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90" office:value-type="float">
            <text:p>590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536" office:value-type="float">
            <text:p>53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amel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2" office:value-type="float">
            <text:p>162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36" office:value-type="float">
            <text:p>13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98" office:value-type="float">
            <text:p>9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2" office:value-type="float">
            <text:p>28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69" office:value-type="float">
            <text:p>569</text:p>
          </table:table-cell>
          <table:table-cell ns42:value-type="float" table:style-name="ce58" office:value="594" office:value-type="float">
            <text:p>59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7" office:value-type="float">
            <text:p>90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346" office:value-type="float">
            <text:p>2346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163" office:value-type="float">
            <text:p>216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7" office:value-type="float">
            <text:p>2937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8" office:value-type="float">
            <text:p>2938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Buitenwij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0" office:value-type="float">
            <text:p>400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344" office:value-type="float">
            <text:p>34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8" office:value-type="float">
            <text:p>2458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9" office:value-type="float">
            <text:p>2459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number-rows-spanned="4" table:style-name="ce23" table:number-columns-spanned="1" office:value-type="string">
            <text:p>Rouveen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7" office:value-type="float">
            <text:p>327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2:value-type="float" table:style-name="ce52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58" office:value-type="float">
            <text:p>25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rgerslag</text:p>
          </table:table-cell>
          <table:table-cell ns42:value-type="string" table:style-name="ce43" office:value-type="string">
            <text:p>Het Armen-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37" office:value-type="float">
            <text:p>13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327" table:style-name="ce58" table:number-columns-repeated="2" office:value-type="float">
            <text:p>32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table:style-name="ce58" table:number-columns-repeated="4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table:style-name="ce58" table:number-columns-repeated="2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IJhorst</text:p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Ijhorst</text:p>
          </table:table-cell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3" office:value-type="float">
            <text:p>173</text:p>
          </table:table-cell>
          <table:table-cell ns42:value-type="float" table:style-name="ce58" office:value="167" office:value-type="float">
            <text:p>16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6" office:value-type="float">
            <text:p>9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" office:value-type="float">
            <text:p>98</text:p>
          </table:table-cell>
          <table:table-cell ns42:value-type="float" table:style-name="ce58" office:value="89" office:value-type="float">
            <text:p>89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6" office:value-type="float">
            <text:p>1076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2698" office:value-type="float">
            <text:p>2698</text:p>
          </table:table-cell>
          <table:table-cell ns42:value-type="float" table:style-name="ce58" office:value="2593" office:value-type="float">
            <text:p>2593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728" office:value-type="float">
            <text:p>2728</text:p>
          </table:table-cell>
          <table:table-cell ns42:value-type="float" table:style-name="ce58" office:value="2604" office:value-type="float">
            <text:p>260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8" table:number-columns-spanned="1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9" office:value-type="float">
            <text:p>18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69" office:value-type="float">
            <text:p>469</text:p>
          </table:table-cell>
          <table:table-cell ns42:value-type="float" table:style-name="ce58" office:value="490" office:value-type="float">
            <text:p>49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75" office:value-type="float">
            <text:p>475</text:p>
          </table:table-cell>
          <table:table-cell ns42:value-type="float" table:style-name="ce58" office:value="492" office:value-type="float">
            <text:p>49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9" office:value-type="float">
            <text:p>14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table:style-name="ce58" table:number-columns-repeated="4"/>
          <table:table-cell ns42:value-type="float" table:style-name="ce58" office:value="289" office:value-type="float">
            <text:p>289</text:p>
          </table:table-cell>
          <table:table-cell ns42:value-type="float" table:style-name="ce58" office:value="286" office:value-type="float">
            <text:p>28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90" office:value-type="float">
            <text:p>29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9" office:value-type="float">
            <text:p>309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98" table:style-name="ce58" table:number-columns-repeated="2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5" office:value-type="float">
            <text:p>205</text:p>
          </table:table-cell>
          <table:table-cell ns42:value-type="float" table:style-name="ce58" office:value="208" office:value-type="float">
            <text:p>20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</text:p>
          </table:table-cell>
          <table:table-cell table:style-name="ce32" table:number-columns-repeated="2"/>
          <table:table-cell ns42:value-type="string" table:style-name="ce43" office:value-type="string">
            <text:p>Arm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48" office:value-type="float">
            <text:p>348</text:p>
          </table:table-cell>
          <table:table-cell ns42:value-type="float" table:style-name="ce58" office:value="422" office:value-type="float">
            <text:p>42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65" office:value-type="float">
            <text:p>1065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525" office:value-type="float">
            <text:p>25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444" office:value-type="float">
            <text:p>2444</text:p>
          </table:table-cell>
          <table:table-cell ns42:value-type="float" table:style-name="ce58" office:value="2561" office:value-type="float">
            <text:p>256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74" office:value-type="float">
            <text:p>7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627" office:value-type="float">
            <text:p>2627</text:p>
          </table:table-cell>
          <table:table-cell ns42:value-type="float" table:style-name="ce58" office:value="2715" office:value-type="float">
            <text:p>2715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716" office:value-type="float">
            <text:p>271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40" table:style-name="ce8" table:number-columns-spanned="1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08" office:value-type="float">
            <text:p>30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9" office:value-type="float">
            <text:p>39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Berg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aas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6" office:value-type="float">
            <text:p>56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eze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Pol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2:value-type="float" table:style-name="ce52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2:value-type="float" table:style-name="ce52" office:value="62" office:value-type="float">
            <text:p>6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sse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6" office:value-type="float">
            <text:p>10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oshoek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2:value-type="float" table:style-name="ce52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9" office:value-type="float">
            <text:p>9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wikkelo en Lage Egg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office:value="37" table:style-name="ce58" table:number-columns-repeated="2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Verlaa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Onna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24" office:value-type="float">
            <text:p>224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6" office:value-type="float">
            <text:p>226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2" office:value-type="float">
            <text:p>212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16" office:value-type="float">
            <text:p>21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Ees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57" office:value-type="float">
            <text:p>257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Wetering en Scheerwolde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table:style-name="ce58" office:value="411" office:value-type="float">
            <text:p>411</text:p>
          </table:table-cell>
          <table:table-cell ns42:value-type="float" table:style-name="ce58" office:value="396" office:value-type="float">
            <text:p>3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399" office:value-type="float">
            <text:p>3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Nederlan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/>
          <table:table-cell ns42:value-type="string" table:style-name="ce32" office:value-type="string">
            <text:p>Muggebee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/>
          <table:table-cell ns42:value-type="string" table:style-name="ce32" office:value-type="string">
            <text:p>Willemsoord</text:p>
          </table:table-cell>
          <table:table-cell ns42:value-type="string" table:style-name="ce43" office:value-type="string">
            <text:p>Maatschappij van Weldadigheid</text:p>
          </table:table-cell>
          <table:table-cell table:style-name="ce46"/>
          <table:table-cell ns42:value-type="float" table:style-name="ce52" office:value="84" office:value-type="float">
            <text:p>8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3" office:value-type="float">
            <text:p>18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42" office:value-type="float">
            <text:p>442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8" office:value-type="float">
            <text:p>1088</text:p>
          </table:table-cell>
          <table:table-cell ns42:value-type="float" table:style-name="ce58" office:value="54" office:value-type="float">
            <text:p>5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748" office:value-type="float">
            <text:p>2748</text:p>
          </table:table-cell>
          <table:table-cell ns42:value-type="float" table:style-name="ce58" office:value="2478" office:value-type="float">
            <text:p>2478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799" office:value-type="float">
            <text:p>2799</text:p>
          </table:table-cell>
          <table:table-cell ns42:value-type="float" table:style-name="ce58" office:value="2502" office:value-type="float">
            <text:p>2502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71" office:value-type="float">
            <text:p>1271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190" office:value-type="float">
            <text:p>3190</text:p>
          </table:table-cell>
          <table:table-cell ns42:value-type="float" table:style-name="ce58" office:value="2855" office:value-type="float">
            <text:p>2855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3245" office:value-type="float">
            <text:p>3245</text:p>
          </table:table-cell>
          <table:table-cell ns42:value-type="float" table:style-name="ce58" office:value="2881" office:value-type="float">
            <text:p>288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50" office:value-type="float">
            <text:p>250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69" office:value-type="float">
            <text:p>269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2:value-type="float" table:style-name="ce52" office:value="198" office:value-type="float">
            <text:p>1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465" office:value-type="float">
            <text:p>46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470" office:value-type="float">
            <text:p>47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769" office:value-type="float">
            <text:p>769</text:p>
          </table:table-cell>
          <table:table-cell ns42:value-type="float" table:style-name="ce58" office:value="691" office:value-type="float">
            <text:p>69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698" office:value-type="float">
            <text:p>69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Mander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Vasse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J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Reutum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5" office:value-type="float">
            <text:p>25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2" office:value-type="float">
            <text:p>172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5" office:value-type="float">
            <text:p>1145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39" office:value-type="float">
            <text:p>3039</text:p>
          </table:table-cell>
          <table:table-cell ns42:value-type="float" table:style-name="ce58" office:value="2737" office:value-type="float">
            <text:p>2737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099" office:value-type="float">
            <text:p>3099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24" office:value-type="float">
            <text:p>12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231" office:value-type="float">
            <text:p>3231</text:p>
          </table:table-cell>
          <table:table-cell ns42:value-type="float" table:style-name="ce58" office:value="2953" office:value-type="float">
            <text:p>2953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294" office:value-type="float">
            <text:p>3294</text:p>
          </table:table-cell>
          <table:table-cell ns42:value-type="float" table:style-name="ce58" office:value="3001" office:value-type="float">
            <text:p>3001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8" table:number-columns-spanned="1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Arm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 -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44" office:value-type="float">
            <text:p>34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866" office:value-type="float">
            <text:p>866</text:p>
          </table:table-cell>
          <table:table-cell ns42:value-type="float" table:style-name="ce58" office:value="774" office:value-type="float">
            <text:p>77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785" office:value-type="float">
            <text:p>7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6" office:value-type="float">
            <text:p>34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86" office:value-type="float">
            <text:p>886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01" office:value-type="float">
            <text:p>901</text:p>
          </table:table-cell>
          <table:table-cell ns42:value-type="float" table:style-name="ce58" office:value="802" office:value-type="float">
            <text:p>8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6" office:value-type="float">
            <text:p>18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90" office:value-type="float">
            <text:p>490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95" office:value-type="float">
            <text:p>495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2:value-type="float" table:style-name="ce52" office:value="171" office:value-type="float">
            <text:p>17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70" office:value-type="float">
            <text:p>470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79" office:value-type="float">
            <text:p>479</text:p>
          </table:table-cell>
          <table:table-cell ns42:value-type="float" table:style-name="ce58" office:value="439" office:value-type="float">
            <text:p>43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aarlo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4" office:value-type="float">
            <text:p>38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48" office:value-type="float">
            <text:p>1048</text:p>
          </table:table-cell>
          <table:table-cell ns42:value-type="float" table:style-name="ce58" office:value="941" office:value-type="float">
            <text:p>94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65" office:value-type="float">
            <text:p>1065</text:p>
          </table:table-cell>
          <table:table-cell ns42:value-type="float" table:style-name="ce58" office:value="947" office:value-type="float">
            <text:p>94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4" office:value-type="float">
            <text:p>44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195" office:value-type="float">
            <text:p>119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212" office:value-type="float">
            <text:p>1212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03" office:value-type="float">
            <text:p>20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3" office:value-type="float">
            <text:p>12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1" office:value-type="float">
            <text:p>33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't Slot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Aa</text:p>
          </table:table-cell>
          <table:table-cell table:style-name="ce43"/>
          <table:table-cell table:style-name="ce46"/>
          <table:table-cell ns42:value-type="float" table:style-name="ce52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Westerhoev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9" office:value-type="float">
            <text:p>19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42" office:value-type="float">
            <text:p>642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548" office:value-type="float">
            <text:p>1548</text:p>
          </table:table-cell>
          <table:table-cell ns42:value-type="float" table:style-name="ce58" office:value="1430" office:value-type="float">
            <text:p>143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4" office:value-type="float">
            <text:p>1454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390" office:value-type="float">
            <text:p>39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7" office:value-type="float">
            <text:p>797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968" office:value-type="float">
            <text:p>1968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844" office:value-type="float">
            <text:p>1844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68" office:value="55" office:value-type="float">
            <text:p>5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74" office:value-type="float">
            <text:p>17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75" office:value-type="float">
            <text:p>17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3"/>
          <table:table-cell ns42:value-type="float" table:style-name="ce58" office:value="269" office:value-type="float">
            <text:p>269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18" office:value-type="float">
            <text:p>518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37" office:value-type="float">
            <text:p>537</text:p>
          </table:table-cell>
          <table:table-cell ns42:value-type="float" table:style-name="ce58" office:value="442" office:value-type="float">
            <text:p>44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87" office:value-type="float">
            <text:p>787</text:p>
          </table:table-cell>
          <table:table-cell ns42:value-type="float" table:style-name="ce58" office:value="710" office:value-type="float">
            <text:p>7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727" office:value-type="float">
            <text:p>7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erslo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7" office:value-type="float">
            <text:p>21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Lemselo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ijstad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ulder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Volthe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ossum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28" office:value-type="float">
            <text:p>328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2:value-type="float" table:style-name="ce52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2:value-type="float" table:style-name="ce52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Hass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0" office:value-type="float">
            <text:p>920</text:p>
          </table:table-cell>
          <table:table-cell ns42:value-type="float" table:style-name="ce58" office:value="51" office:value-type="float">
            <text:p>51</text:p>
          </table:table-cell>
          <table:table-cell table:style-name="ce58" table:number-columns-repeated="3"/>
          <table:table-cell ns42:value-type="float" table:style-name="ce58" office:value="2228" office:value-type="float">
            <text:p>2228</text:p>
          </table:table-cell>
          <table:table-cell ns42:value-type="float" table:style-name="ce58" office:value="2251" office:value-type="float">
            <text:p>2251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281" office:value-type="float">
            <text:p>2281</text:p>
          </table:table-cell>
          <table:table-cell ns42:value-type="float" table:style-name="ce58" office:value="2296" office:value-type="float">
            <text:p>2296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5" office:value-type="float">
            <text:p>375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384" office:value-type="float">
            <text:p>384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W.B.K.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256" office:value-type="float">
            <text:p>25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74" office:value-type="float">
            <text:p>674</text:p>
          </table:table-cell>
          <table:table-cell ns42:value-type="float" table:style-name="ce58" office:value="613" office:value-type="float">
            <text:p>6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22" office:value-type="float">
            <text:p>6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Notter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65" office:value-type="float">
            <text:p>365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na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ectum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Ypelo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44" office:value-type="float">
            <text:p>444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391" office:value-type="float">
            <text:p>3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735" office:value-type="float">
            <text:p>735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730" office:value-type="float">
            <text:p>7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1" office:value-type="float">
            <text:p>8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099" office:value-type="float">
            <text:p>209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430" office:value-type="float">
            <text:p>2430</text:p>
          </table:table-cell>
          <table:table-cell ns42:value-type="float" table:style-name="ce58" office:value="2149" office:value-type="float">
            <text:p>214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68" office:value="79" office:value-type="float">
            <text:p>7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6" office:value-type="float">
            <text:p>120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103" office:value-type="float">
            <text:p>3103</text:p>
          </table:table-cell>
          <table:table-cell ns42:value-type="float" table:style-name="ce58" office:value="2816" office:value-type="float">
            <text:p>2816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185" office:value-type="float">
            <text:p>3185</text:p>
          </table:table-cell>
          <table:table-cell ns42:value-type="float" table:style-name="ce58" office:value="2879" office:value-type="float">
            <text:p>287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11" office:value-type="float">
            <text:p>11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Instituut - Bolkensteij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80" office:value-type="float">
            <text:p>680</text:p>
          </table:table-cell>
          <table:table-cell ns42:value-type="float" table:style-name="ce58" office:value="647" office:value-type="float">
            <text:p>64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ngelo</text:p>
          </table:table-cell>
          <table:table-cell table:style-name="ce43"/>
          <table:table-cell table:style-name="ce46"/>
          <table:table-cell ns42:value-type="float" table:style-name="ce52" office:value="115" office:value-type="float">
            <text:p>11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7" office:value-type="float">
            <text:p>1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rken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5" office:value-type="float">
            <text:p>315</text:p>
          </table:table-cell>
          <table:table-cell ns42:value-type="float" table:style-name="ce58" office:value="10" office:value-type="float">
            <text:p>1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ns42:value-type="float" table:style-name="ce58" office:value="694" office:value-type="float">
            <text:p>694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54" office:value-type="float">
            <text:p>55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88" office:value-type="float">
            <text:p>1388</text:p>
          </table:table-cell>
          <table:table-cell ns42:value-type="float" table:style-name="ce58" office:value="1235" office:value-type="float">
            <text:p>123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417" office:value-type="float">
            <text:p>1417</text:p>
          </table:table-cell>
          <table:table-cell ns42:value-type="float" table:style-name="ce58" office:value="1270" office:value-type="float">
            <text:p>127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69" office:value-type="float">
            <text:p>8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082" office:value-type="float">
            <text:p>2082</text:p>
          </table:table-cell>
          <table:table-cell ns42:value-type="float" table:style-name="ce58" office:value="1896" office:value-type="float">
            <text:p>189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1956" office:value-type="float">
            <text:p>19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lsum</text:p>
          </table:table-cell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56" table:style-name="ce58" table:number-columns-repeated="2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67" office:value-type="float">
            <text:p>367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70" office:value-type="float">
            <text:p>37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2:value-type="string" table:number-rows-spanned="6" table:style-name="ce8" table:number-columns-spanned="1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11" office:value-type="float">
            <text:p>11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64" office:value-type="float">
            <text:p>16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169" table:style-name="ce58" table:number-columns-repeated="2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96" office:value-type="float">
            <text:p>1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88" office:value-type="float">
            <text:p>488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8" table:number-columns-spanned="1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't Armen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3" office:value-type="float">
            <text:p>293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 table:number-columns-repeated="6"/>
          <table:table-cell ns42:value-type="float" table:style-name="ce58" office:value="36" office:value-type="float">
            <text:p>3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7" office:value-type="float">
            <text:p>237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426" office:value-type="float">
            <text:p>426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table:style-name="ce58" table:number-columns-repeated="6"/>
          <table:table-cell ns42:value-type="float" table:style-name="ce58" office:value="49" office:value-type="float">
            <text:p>49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8" office:value="6" office:value-type="float">
            <text:p>6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0" office:value-type="float">
            <text:p>150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1" office:value-type="float">
            <text:p>651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19" office:value-type="float">
            <text:p>1319</text:p>
          </table:table-cell>
          <table:table-cell ns42:value-type="float" table:style-name="ce58" office:value="1433" office:value-type="float">
            <text:p>143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453" office:value-type="float">
            <text:p>14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98" office:value-type="float">
            <text:p>9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73" office:value-type="float">
            <text:p>37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626" office:value-type="float">
            <text:p>626</text:p>
          </table:table-cell>
          <table:table-cell ns42:value-type="float" table:style-name="ce58" office:value="545" office:value-type="float">
            <text:p>545</text:p>
          </table:table-cell>
          <table:table-cell table:style-name="ce58"/>
          <table:table-cell ns42:value-type="float" table:style-name="ce68" office:value="9" office:value-type="float">
            <text:p>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3" office:value-type="float">
            <text:p>2003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4" office:value-type="float">
            <text:p>2004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55" table:style-name="ce8" table:number-columns-spanned="1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96" office:value-type="float">
            <text:p>396</text:p>
          </table:table-cell>
          <table:table-cell ns42:value-type="float" table:style-name="ce58" office:value="473" office:value-type="float">
            <text:p>4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3" office:value-type="float">
            <text:p>423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03" office:value-type="float">
            <text:p>20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Het R.C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33" office:value-type="float">
            <text:p>23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622" office:value-type="float">
            <text:p>622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44" office:value-type="float">
            <text:p>644</text:p>
          </table:table-cell>
          <table:table-cell ns42:value-type="float" table:style-name="ce58" office:value="681" office:value-type="float">
            <text:p>68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De Zwieren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Boerenkazern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4" office:value-type="float">
            <text:p>74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4" office:value-type="float">
            <text:p>29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733" office:value-type="float">
            <text:p>733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789" office:value-type="float">
            <text:p>7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et Binn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02" office:value-type="float">
            <text:p>402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ns42:value-type="string" table:style-name="ce43" office:value-type="string">
            <text:p>Het weeshuis de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et R.C. Liefde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5" office:value-type="float">
            <text:p>20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3" office:value-type="float">
            <text:p>443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ns42:value-type="string" table:style-name="ce43" office:value-type="string">
            <text:p>De Vilsterens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5"/>
          <table:table-cell ns42:value-type="float" table:style-name="ce58" office:value="36" office:value-type="float">
            <text:p>36</text:p>
          </table:table-cell>
          <table:table-cell table:style-name="ce58" table:number-columns-repeated="3"/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Emanuels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56" office:value-type="float">
            <text:p>356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s van bewaring, tevens Hulp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2" office:value-type="float">
            <text:p>22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6" office:value-type="float">
            <text:p>286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683" office:value-type="float">
            <text:p>683</text:p>
          </table:table-cell>
          <table:table-cell ns42:value-type="float" table:style-name="ce58" office:value="769" office:value-type="float">
            <text:p>76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798" office:value-type="float">
            <text:p>79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table:style-name="ce58" table:number-columns-repeated="6"/>
          <table:table-cell ns42:value-type="float" table:style-name="ce58" office:value="94" office:value-type="float">
            <text:p>94</text:p>
          </table:table-cell>
          <table:table-cell ns42:value-type="float" table:style-name="ce68" office:value="91" office:value-type="float">
            <text:p>9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ns42:value-type="string" table:style-name="ce43" office:value-type="string">
            <text:p>Het Buit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75" office:value-type="float">
            <text:p>6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559" office:value-type="float">
            <text:p>1559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577" office:value-type="float">
            <text:p>1577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table:style-name="ce58" table:number-columns-repeated="6"/>
          <table:table-cell ns42:value-type="float" table:style-name="ce58" office:value="69" office:value-type="float">
            <text:p>69</text:p>
          </table:table-cell>
          <table:table-cell ns42:value-type="float" table:style-name="ce68" office:value="58" office:value-type="float">
            <text:p>5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ns42:value-type="string" table:style-name="ce43" office:value-type="string">
            <text:p>Oudemannen- en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46" office:value-type="float">
            <text:p>4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975" office:value-type="float">
            <text:p>97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015" office:value-type="float">
            <text:p>1015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ns42:value-type="string" table:style-name="ce43" office:value-type="string">
            <text:p>Het Gesticht v.d. H. Vincentius de Paulo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Het Sophia- Zieken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Instituut - Loma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76" office:value-type="float">
            <text:p>117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691" office:value-type="float">
            <text:p>2691</text:p>
          </table:table-cell>
          <table:table-cell ns42:value-type="float" table:style-name="ce58" office:value="2619" office:value-type="float">
            <text:p>261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2646" office:value-type="float">
            <text:p>2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ns42:value-type="string" table:style-name="ce43" office:value-type="string">
            <text:p>Het Haersolt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00" table:style-name="ce58" table:number-columns-repeated="2" office:value-type="float">
            <text:p>100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026" office:value-type="float">
            <text:p>1026</text:p>
          </table:table-cell>
          <table:table-cell ns42:value-type="float" table:style-name="ce58" office:value="1023" office:value-type="float">
            <text:p>10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36" office:value-type="float">
            <text:p>2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40" office:value-type="float">
            <text:p>640</text:p>
          </table:table-cell>
          <table:table-cell ns42:value-type="float" table:style-name="ce58" office:value="629" office:value-type="float">
            <text:p>62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637" office:value-type="float">
            <text:p>4637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10852" office:value-type="float">
            <text:p>10852</text:p>
          </table:table-cell>
          <table:table-cell ns42:value-type="float" table:style-name="ce58" office:value="11923" office:value-type="float">
            <text:p>11923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1240" office:value-type="float">
            <text:p>11240</text:p>
          </table:table-cell>
          <table:table-cell ns42:value-type="float" table:style-name="ce58" office:value="12204" office:value-type="float">
            <text:p>12204</text:p>
          </table:table-cell>
          <table:table-cell ns42:value-type="float" table:style-name="ce58" office:value="636" office:value-type="float">
            <text:p>636</text:p>
          </table:table-cell>
          <table:table-cell ns42:value-type="float" table:style-name="ce68" office:value="489" office:value-type="float">
            <text:p>48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98" office:value-type="float">
            <text:p>49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70" office:value-type="float">
            <text:p>1370</text:p>
          </table:table-cell>
          <table:table-cell ns42:value-type="float" table:style-name="ce58" office:value="1267" office:value-type="float">
            <text:p>1267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2769" office:value-type="float">
            <text:p>12769</text:p>
          </table:table-cell>
          <table:table-cell ns42:value-type="float" table:style-name="ce58" office:value="13603" office:value-type="float">
            <text:p>13603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54" office:value-type="float">
            <text:p>554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2776" office:value-type="float">
            <text:p>12776</text:p>
          </table:table-cell>
          <table:table-cell ns42:value-type="float" table:style-name="ce58" office:value="13608" office:value-type="float">
            <text:p>13608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2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105" office:value-type="float">
            <text:p>105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eedijk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28" office:value-type="float">
            <text:p>2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2:value-type="float" table:style-name="ce52" office:value="97" office:value-type="float">
            <text:p>97</text:p>
          </table:table-cell>
          <table:table-cell table:style-name="ce58" table:number-columns-repeated="4"/>
          <table:table-cell ns42:value-type="float" office:value="233" table:style-name="ce58" table:number-columns-repeated="2" office:value-type="float">
            <text:p>23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office:value="236" table:style-name="ce58" table:number-columns-repeated="2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Voorst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chell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3" office:value-type="float">
            <text:p>6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rculo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table:style-name="ce58" table:number-columns-repeated="2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al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 table:number-columns-repeated="2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erf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89" office:value-type="float">
            <text:p>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erst</text:p>
          </table:table-cell>
          <table:table-cell table:style-name="ce43"/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lten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2:value-type="float" table:style-name="ce52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90" office:value-type="float">
            <text:p>9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2:value-type="string" table:style-name="ce25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3"/>
          <table:table-cell ns42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2:value-type="float" table:style-name="ce53" office:value="1108" office:value-type="float">
            <text:p>1108</text:p>
          </table:table-cell>
          <table:table-cell ns42:value-type="float" table:style-name="ce59" office:value="18" office:value-type="float">
            <text:p>18</text:p>
          </table:table-cell>
          <table:table-cell table:style-name="ce59"/>
          <table:table-cell ns42:value-type="float" table:style-name="ce59" office:value="1" office:value-type="float">
            <text:p>1</text:p>
          </table:table-cell>
          <table:table-cell ns42:value-type="float" table:style-name="ce59" office:value="3" office:value-type="float">
            <text:p>3</text:p>
          </table:table-cell>
          <table:table-cell ns42:value-type="float" table:style-name="ce59" office:value="2973" office:value-type="float">
            <text:p>2973</text:p>
          </table:table-cell>
          <table:table-cell ns42:value-type="float" table:style-name="ce59" office:value="2683" office:value-type="float">
            <text:p>2683</text:p>
          </table:table-cell>
          <table:table-cell ns42:value-type="float" table:style-name="ce59" office:value="59" office:value-type="float">
            <text:p>59</text:p>
          </table:table-cell>
          <table:table-cell ns42:value-type="float" table:style-name="ce59" office:value="79" office:value-type="float">
            <text:p>79</text:p>
          </table:table-cell>
          <table:table-cell ns42:value-type="float" table:style-name="ce59" office:value="3032" office:value-type="float">
            <text:p>3032</text:p>
          </table:table-cell>
          <table:table-cell ns42:value-type="float" table:style-name="ce59" office:value="2762" office:value-type="float">
            <text:p>2762</text:p>
          </table:table-cell>
          <table:table-cell ns42:value-type="float" table:style-name="ce59" office:value="46" office:value-type="float">
            <text:p>46</text:p>
          </table:table-cell>
          <table:table-cell ns42:value-type="float" table:style-name="ce70" office:value="53" office:value-type="float">
            <text:p>53</text:p>
          </table:table-cell>
          <table:table-cell ns42:value-type="float" table:style-name="ce78" office:value="1245" office:value-type="float">
            <text:p>1245</text:p>
          </table:table-cell>
          <table:table-cell ns42:value-type="float" table:style-name="ce87" office:value="10654" office:value-type="float">
            <text:p>10654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7" office:value-type="string">
            <text:p>OV</text:p>
          </table:table-cell>
          <table:table-cell ns42:value-type="string" table:style-name="ce106" office:value-type="string">
            <text:p>VT_1889</text:p>
          </table:table-cell>
          <table:table-cell ns42:value-type="string" table:style-name="ce87" office:value-type="string">
            <text:p>06_H1</text:p>
          </table:table-cell>
          <table:table-cell ns42:value-type="float" table:style-name="ce91" office:value="27" office:value-type="float">
            <text:p>27</text:p>
          </table:table-cell>
          <table:table-cell ns42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55.4057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Peter K. Doorn</meta:initial-creator>
    <meta:creation-date>2003-02-13T22:48:08</meta:creation-date>
    <dc:date>2015-07-15T16:22:09.169202000</dc:date>
    <meta:editing-duration>PT1M49S</meta:editing-duration>
    <meta:editing-cycles>4</meta:editing-cycles>
    <meta:document-statistic meta:object-count="0" meta:cell-count="15269" meta:table-count="1"/>
    <meta:generator>ODFPY/1.3.5</meta:generator>
  </office:meta>
</office:document-meta>
</file>